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wmf;windows_formatname=&quot;Image WMF&quot;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49D000000EC89FDE7FEB227540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Lucida Sans1" svg:font-family="'Lucida Sans'" style:font-family-generic="swiss"/>
    <style:font-face style:name="Lucida Sans" svg:font-family="'Lucida Sans'" style:font-pitch="variable"/>
    <style:font-face style:name="Microsoft YaHei" svg:font-family="'Microsoft YaHei'" style:font-pitch="variable"/>
    <style:font-face style:name="NSimSun1" svg:font-family="N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2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3pt" fo:font-weight="bold" officeooo:rsid="0030ac8d" officeooo:paragraph-rsid="0008c232" style:font-size-asian="13pt" style:font-weight-asian="bold" style:font-size-complex="13pt" style:font-weight-complex="bold"/>
    </style:style>
    <style:style style:name="P2" style:family="paragraph" style:parent-style-name="Standard">
      <style:paragraph-properties fo:line-height="150%"/>
      <style:text-properties style:font-name="Calibri" fo:font-size="22pt" officeooo:rsid="001069f6" officeooo:paragraph-rsid="001069f6" style:font-size-asian="22pt" style:font-size-complex="22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Calibri" fo:font-size="22pt" officeooo:rsid="001069f6" officeooo:paragraph-rsid="001069f6" style:font-size-asian="22pt" style:font-size-complex="22pt"/>
    </style:style>
    <style:style style:name="P4" style:family="paragraph" style:parent-style-name="Standard">
      <style:paragraph-properties fo:margin-top="0cm" fo:margin-bottom="0cm" style:contextual-spacing="false" fo:line-height="150%"/>
      <style:text-properties style:font-name="Calibri" officeooo:paragraph-rsid="001069f6"/>
    </style:style>
    <style:style style:name="P5" style:family="paragraph" style:parent-style-name="Standard">
      <style:paragraph-properties fo:margin-top="0cm" fo:margin-bottom="0cm" style:contextual-spacing="false" fo:line-height="150%"/>
      <style:text-properties style:font-name="Calibri" fo:font-size="22pt" fo:font-weight="bold" officeooo:rsid="0030ac8d" officeooo:paragraph-rsid="001069f6" style:font-size-asian="22pt" style:font-weight-asian="bold" style:font-size-complex="22pt" style:font-weight-complex="bold"/>
    </style:style>
    <style:style style:name="P6" style:family="paragraph" style:parent-style-name="Standard">
      <style:paragraph-properties fo:margin-top="0cm" fo:margin-bottom="0cm" style:contextual-spacing="false" fo:line-height="150%" fo:text-align="start" style:justify-single-word="false" fo:break-before="page"/>
      <style:text-properties style:font-name="Calibri" fo:font-size="22pt" fo:font-weight="bold" officeooo:rsid="001069f6" officeooo:paragraph-rsid="001069f6" style:font-size-asian="22pt" style:font-weight-asian="bold" style:font-size-complex="22pt" style:font-weight-complex="bold"/>
    </style:style>
    <style:style style:name="P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Calibri" fo:font-size="22pt" fo:font-weight="normal" officeooo:rsid="001069f6" officeooo:paragraph-rsid="001069f6" style:font-size-asian="22pt" style:font-weight-asian="normal" style:font-size-complex="22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style:font-name="Calibri" fo:font-size="22pt" officeooo:rsid="001069f6" officeooo:paragraph-rsid="001069f6" style:font-size-asian="22pt" style:font-size-complex="22pt"/>
    </style:style>
    <style:style style:name="P9" style:family="paragraph">
      <style:paragraph-properties fo:text-align="center"/>
    </style:style>
    <style:style style:name="P10" style:family="paragraph">
      <loext:graphic-properties draw:fill-color="#ddf9f8"/>
      <style:paragraph-properties fo:text-align="center"/>
      <style:text-properties fo:font-size="22pt" style:font-size-asian="22pt" style:font-size-complex="22pt"/>
    </style:style>
    <style:style style:name="T1" style:family="text">
      <style:text-properties style:font-name="Calibri" fo:font-size="22pt" style:font-size-asian="22pt" style:font-name-complex="Calibri" style:font-size-complex="2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 draw:visible-area-top="0cm" draw:visible-area-width="22.279cm" draw:visible-area-height="15.744cm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 draw:visible-area-top="0cm" draw:visible-area-width="22.279cm" draw:visible-area-height="15.744cm"/>
    </style:style>
    <style:style style:name="gr1" style:family="graphic">
      <style:graphic-properties draw:fill-color="#ddf9f8" draw:textarea-horizontal-align="justify" draw:textarea-vertical-align="middle" draw:auto-grow-height="false" fo:min-height="1.147cm" fo:min-width="15.48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<draw:custom-shape text:anchor-type="paragraph" draw:z-index="4" draw:name="Forma1" draw:style-name="gr1" draw:text-style-name="P10" svg:width="15.611cm" svg:height="1.271cm" svg:x="1.078cm" svg:y="0.323cm"><text:p text:style-name="P9"><text:span text:style-name="T1">Página inicial do sit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1"><draw:frame draw:style-name="fr3" draw:name="Objeto1" text:anchor-type="char" svg:width="18.667cm" svg:height="13.19cm" draw:z-index="3"><draw:object-ole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7"><draw:custom-shape text:anchor-type="paragraph" draw:z-index="5" draw:name="Forma1_0" draw:style-name="gr1" draw:text-style-name="P10" svg:width="15.611cm" svg:height="1.271cm" svg:x="1.078cm" svg:y="0.323cm"><text:p text:style-name="P9"><text:span text:style-name="T1">Página da loja pesquisad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4"><draw:frame draw:style-name="fr2" draw:name="Objeto2" text:anchor-type="char" svg:x="-1.083cm" svg:y="0.086cm" svg:width="19.166cm" svg:height="13.543cm" draw:z-index="2"><draw:object-ole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Lucida Sans1" svg:font-family="'Lucida Sans'" style:font-family-generic="swiss"/>
    <style:font-face style:name="Lucida Sans" svg:font-family="'Lucida Sans'" style:font-pitch="variable"/>
    <style:font-face style:name="Microsoft YaHei" svg:font-family="'Microsoft YaHei'" style:font-pitch="variable"/>
    <style:font-face style:name="NSimSun1" svg:font-family="N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2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2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x="3.501cm" svg:y="-1.376cm" svg:width="9.999cm" svg:height="1.998cm" draw:z-index="1"><draw:image xlink:href="Pictures/100002010000049D000000EC89FDE7FEB2275409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21T11:15:21.133000000</meta:creation-date>
    <dc:date>2024-06-07T18:23:47.345000000</dc:date>
    <meta:editing-duration>PT47M46S</meta:editing-duration>
    <meta:editing-cycles>12</meta:editing-cycles>
    <meta:generator>LibreOffice/7.0.1.2$Windows_X86_64 LibreOffice_project/7cbcfc562f6eb6708b5ff7d7397325de9e764452</meta:generator>
    <meta:print-date>2024-03-28T11:08:07.677000000</meta:print-date>
    <meta:document-statistic meta:table-count="0" meta:image-count="1" meta:object-count="2" meta:page-count="2" meta:paragraph-count="0" meta:word-count="0" meta:character-count="0" meta:non-whitespace-character-count="0"/>
  </office:meta>
</office:document-meta>
</file>